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92ec"/>
    </style:style>
    <style:style style:name="P2" style:family="paragraph" style:parent-style-name="Preformatted_20_Text">
      <style:paragraph-properties style:writing-mode="lr-tb"/>
    </style:style>
    <style:style style:name="P3" style:family="paragraph" style:parent-style-name="Preformatted_20_Text">
      <style:paragraph-properties style:writing-mode="lr-tb"/>
      <style:text-properties officeooo:rsid="0016aff7" officeooo:paragraph-rsid="0016aff7"/>
    </style:style>
    <style:style style:name="P4" style:family="paragraph" style:parent-style-name="Preformatted_20_Text">
      <style:paragraph-properties style:writing-mode="lr-tb"/>
      <style:text-properties officeooo:paragraph-rsid="0016aff7"/>
    </style:style>
    <style:style style:name="P5" style:family="paragraph" style:parent-style-name="Preformatted_20_Text">
      <style:paragraph-properties fo:margin-top="0cm" fo:margin-bottom="0.499cm" loext:contextual-spacing="false" style:writing-mode="lr-tb"/>
    </style:style>
    <style:style style:name="P6" style:family="paragraph" style:parent-style-name="Preformatted_20_Text">
      <style:paragraph-properties fo:margin-top="0cm" fo:margin-bottom="0.499cm" loext:contextual-spacing="false" style:writing-mode="lr-tb"/>
      <style:text-properties officeooo:paragraph-rsid="0016aff7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1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</style:style>
    <style:style style:name="P16" style:family="paragraph" style:parent-style-name="Text_20_body" style:list-style-name="L3">
      <style:paragraph-properties fo:margin-top="0cm" fo:margin-bottom="0cm" loext:contextual-spacing="false"/>
    </style:style>
    <style:style style:name="P17" style:family="paragraph" style:parent-style-name="Text_20_body" style:list-style-name="L4">
      <style:paragraph-properties fo:margin-top="0cm" fo:margin-bottom="0cm" loext:contextual-spacing="false"/>
    </style:style>
    <style:style style:name="P18" style:family="paragraph" style:parent-style-name="Text_20_body" style:list-style-name="L5">
      <style:paragraph-properties fo:margin-top="0cm" fo:margin-bottom="0cm" loext:contextual-spacing="false"/>
    </style:style>
    <style:style style:name="P19" style:family="paragraph" style:parent-style-name="Text_20_body" style:list-style-name="L6">
      <style:paragraph-properties fo:margin-top="0cm" fo:margin-bottom="0cm" loext:contextual-spacing="false"/>
    </style:style>
    <style:style style:name="P20" style:family="paragraph" style:parent-style-name="Text_20_body" style:list-style-name="L7">
      <style:paragraph-properties fo:margin-top="0cm" fo:margin-bottom="0cm" loext:contextual-spacing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692ec"/>
    </style:style>
    <style:style style:name="T3" style:family="text">
      <style:text-properties officeooo:rsid="0016aff7"/>
    </style:style>
    <style:style style:name="T4" style:family="text">
      <style:text-properties fo:color="#a1467e"/>
    </style:style>
    <style:style style:name="T5" style:family="text">
      <style:text-properties fo:color="#a1467e"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5">Email Alert Script Using sSMTP and Shell Scripting</text:span></text:span></text:h>
      <text:h text:style-name="Heading_20_2" text:outline-level="2"><text:span text:style-name="Strong_20_Emphasis"><text:span text:style-name="T1">Overview</text:span></text:span></text:h>
      <text:p text:style-name="Text_20_body">This project is a simple shell script that monitors a website's status by pinging it and sending an email alert if the website is down. The email is sent using the <text:span text:style-name="Source_20_Text">ssmtp</text:span> utility, which is configured to use Yahoo Mail's SMTP server.</text:p>
      <text:h text:style-name="Heading_20_2" text:outline-level="2"><text:span text:style-name="Strong_20_Emphasis"><text:span text:style-name="T1">Prerequisites</text:span></text:span></text:h>
      <text:list xml:id="list1006705364" text:style-name="L1">
        <text:list-item>
          <text:p text:style-name="P14">Linux-based OS or any system with shell scripting support.</text:p>
        </text:list-item>
        <text:list-item>
          <text:p text:style-name="P14">Access to the terminal/command line.</text:p>
        </text:list-item>
        <text:list-item>
          <text:p text:style-name="P14">Basic understanding of shell scripting.</text:p>
        </text:list-item>
        <text:list-item>
          <text:p text:style-name="P14">An email account (Yahoo Mail in this case) to send alerts.</text:p>
        </text:list-item>
        <text:list-item>
          <text:p text:style-name="P7"><text:span text:style-name="Source_20_Text">ssmtp</text:span> installed and configured on the system.</text:p>
        </text:list-item>
      </text:list>
      <text:h text:style-name="Heading_20_2" text:outline-level="2"><text:span text:style-name="Strong_20_Emphasis"><text:span text:style-name="T1">Tools and Utilities</text:span></text:span></text:h>
      <text:list xml:id="list3342066195" text:style-name="L2">
        <text:list-item>
          <text:p text:style-name="P15"><text:span text:style-name="Strong_20_Emphasis">Shell Scripting</text:span>: For scripting the logic of checking website status and sending an email alert.</text:p>
        </text:list-item>
        <text:list-item>
          <text:p text:style-name="P8"><text:span text:style-name="Strong_20_Emphasis">sSMTP</text:span>: A lightweight SMTP client to send emails.</text:p>
        </text:list-item>
      </text:list>
      <text:h text:style-name="Heading_20_3" text:outline-level="3"><text:span text:style-name="Strong_20_Emphasis"><text:span text:style-name="T1">Installation of sSMTP</text:span></text:span></text:h>
      <text:p text:style-name="P2"><text:span text:style-name="Source_20_Text">sudo apt-get update</text:span></text:p>
      <text:p text:style-name="P5"><text:span text:style-name="Source_20_Text">sudo apt-get install ssmtp</text:span></text:p>
      <text:h text:style-name="Heading_20_2" text:outline-level="2"><text:span text:style-name="Strong_20_Emphasis">Script Explanation</text:span></text:h>
      <text:h text:style-name="Heading_20_3" text:outline-level="3"><text:span text:style-name="Strong_20_Emphasis">123.sh</text:span></text:h>
      <text:p text:style-name="P2"><text:span text:style-name="Source_20_Text">#!/bin/bash</text:span></text:p>
      <text:p text:style-name="P2"/>
      <text:p text:style-name="P2"><text:span text:style-name="Source_20_Text"># Function to send email alerts</text:span></text:p>
      <text:p text:style-name="P2"><text:span text:style-name="Source_20_Text">send_email() {</text:span></text:p>
      <text:p text:style-name="P2"><text:span text:style-name="Source_20_Text"><text:s text:c="4"/>SUBJECT="Website $URL is down!"</text:span></text:p>
      <text:p text:style-name="P2"><text:span text:style-name="Source_20_Text"><text:s text:c="4"/>BODY="Alert: The website $URL is unreachable as of $(date). Please check."</text:span></text:p>
      <text:p text:style-name="P2"><text:span text:style-name="Source_20_Text"><text:s text:c="4"/></text:span></text:p>
      <text:p text:style-name="P2"><text:span text:style-name="Source_20_Text"><text:s text:c="4"/># Construct email and send it</text:span></text:p>
      <text:p text:style-name="P2"><text:span text:style-name="Source_20_Text"><text:s text:c="4"/>echo -e "To: anikett@spanidea.com\nFrom: narendrakumarb@spanidea.com\nSubject: $SUBJECT\n\n$BODY" | ssmtp thakareani003@gmail.com</text:span></text:p>
      <text:p text:style-name="P2"><text:span text:style-name="Source_20_Text">}</text:span></text:p>
      <text:p text:style-name="P2"/>
      <text:p text:style-name="P2"><text:span text:style-name="Source_20_Text"># Specify the URL to check</text:span></text:p>
      <text:p text:style-name="P2"><text:span text:style-name="Source_20_Text">URL="goog.com"</text:span></text:p>
      <text:p text:style-name="P4"><text:span text:style-name="Source_20_Text"><text:span text:style-name="T3">interval=5</text:span></text:span></text:p>
      <text:p text:style-name="P3">while true;</text:p>
      <text:p text:style-name="P3">do</text:p>
      <text:p text:style-name="P2"><text:span text:style-name="Source_20_Text"># Check internet connection first</text:span></text:p>
      <text:p text:style-name="P2"><text:span text:style-name="Source_20_Text">ping -c 1 -w 2 8.8.8.8 &gt; /dev/null 2&gt;&amp;1</text:span></text:p>
      <text:p text:style-name="P2"><text:soft-page-break/><text:span text:style-name="Source_20_Text">if [ $? -eq 0 ]; then</text:span></text:p>
      <text:p text:style-name="P2"><text:span text:style-name="Source_20_Text"><text:s text:c="4"/>echo "$(date) - Internet connection is UP, now checking website status"</text:span></text:p>
      <text:p text:style-name="P2"><text:span text:style-name="Source_20_Text"><text:s text:c="4"/></text:span></text:p>
      <text:p text:style-name="P2"><text:span text:style-name="Source_20_Text"><text:s text:c="4"/># Check the specified website</text:span></text:p>
      <text:p text:style-name="P2"><text:span text:style-name="Source_20_Text"><text:s text:c="4"/>ping -c 1 -w 2 $URL &gt; /dev/null 2&gt;&amp;1</text:span></text:p>
      <text:p text:style-name="P2"><text:span text:style-name="Source_20_Text"><text:s text:c="4"/>if [ $? -eq 0 ]; then</text:span></text:p>
      <text:p text:style-name="P2"><text:span text:style-name="Source_20_Text"><text:s text:c="8"/>echo "$(date) - Website $URL is UP"</text:span></text:p>
      <text:p text:style-name="P2"><text:span text:style-name="Source_20_Text"><text:s text:c="4"/>else</text:span></text:p>
      <text:p text:style-name="P2"><text:span text:style-name="Source_20_Text"><text:s text:c="8"/>echo "$(date) - Website $URL is DOWN"</text:span></text:p>
      <text:p text:style-name="P2"><text:span text:style-name="Source_20_Text"><text:s text:c="8"/>send_email <text:s/># Call the function to send an alert</text:span></text:p>
      <text:p text:style-name="P2"><text:span text:style-name="Source_20_Text"><text:s text:c="4"/>fi</text:span></text:p>
      <text:p text:style-name="P2"><text:span text:style-name="Source_20_Text">else</text:span></text:p>
      <text:p text:style-name="P2"><text:span text:style-name="Source_20_Text"><text:s text:c="4"/>echo "$(date) - Internet connection is DOWN"</text:span></text:p>
      <text:p text:style-name="P5"><text:span text:style-name="Source_20_Text">fi</text:span></text:p>
      <text:p text:style-name="P6"><text:span text:style-name="Source_20_Text"><text:span text:style-name="T3">sleep $interval</text:span></text:span></text:p>
      <text:p text:style-name="P6"><text:span text:style-name="Source_20_Text"><text:span text:style-name="T3">echo “waiting for $interval secs and rechecks whether the website was up or down”</text:span></text:span></text:p>
      <text:p text:style-name="P6"><text:span text:style-name="Source_20_Text"><text:span text:style-name="T3">done</text:span></text:span></text:p>
      <text:h text:style-name="Heading_20_3" text:outline-level="3"><text:span text:style-name="Strong_20_Emphasis">Explanation of Script</text:span></text:h>
      <text:list xml:id="list3348925725" text:style-name="L3">
        <text:list-item>
          <text:p text:style-name="P16"><text:span text:style-name="Strong_20_Emphasis">send_email() function</text:span>: This function constructs an email with a subject and body and sends it using <text:span text:style-name="Source_20_Text">ssmtp</text:span>.</text:p>
        </text:list-item>
        <text:list-item>
          <text:p text:style-name="P16"><text:span text:style-name="Strong_20_Emphasis">Checking the Internet connection</text:span>: Before checking the website, the script ensures that the internet is up by pinging Google's DNS server (8.8.8.8).</text:p>
        </text:list-item>
        <text:list-item>
          <text:p text:style-name="P16"><text:span text:style-name="Strong_20_Emphasis">Website check</text:span>: The script pings the website, and if it's unreachable <text:span text:style-name="T3">or down,</text:span> an email is sent to the specified recipient.</text:p>
        </text:list-item>
        <text:list-item>
          <text:p text:style-name="P9"><text:span text:style-name="Strong_20_Emphasis">Logging</text:span>: The script prints messages with the current date and time, which helps in debugging.</text:p>
        </text:list-item>
      </text:list>
      <text:h text:style-name="Heading_20_3" text:outline-level="3"><text:span text:style-name="Strong_20_Emphasis">ssmtp Configuration</text:span></text:h>
      <text:p text:style-name="Text_20_body">Edit the <text:span text:style-name="Source_20_Text">/etc/ssmtp/ssmtp.conf</text:span> file to configure <text:span text:style-name="Source_20_Text">ssmtp</text:span> for Yahoo Mail:</text:p>
      <text:p text:style-name="Preformatted_20_Text">makefile</text:p>
      <text:p text:style-name="Preformatted_20_Text">Copy code</text:p>
      <text:p text:style-name="P2"><text:span text:style-name="Source_20_Text"># /etc/ssmtp/ssmtp.conf</text:span></text:p>
      <text:p text:style-name="P2"><text:span text:style-name="Source_20_Text">root=postmaster</text:span></text:p>
      <text:p text:style-name="P2"><text:span text:style-name="Source_20_Text">mailhub=smtp.mail.yahoo.com:587</text:span></text:p>
      <text:p text:style-name="P2"><text:span text:style-name="Source_20_Text">AuthUser=narendrakumarb@spanidea.com</text:span></text:p>
      <text:p text:style-name="P2"><text:span text:style-name="Source_20_Text">AuthPass=your-yahoo-password</text:span></text:p>
      <text:p text:style-name="P2"><text:span text:style-name="Source_20_Text">UseSTARTTLS=YES</text:span></text:p>
      <text:p text:style-name="P2"><text:span text:style-name="Source_20_Text">AuthMethod=LOGIN</text:span></text:p>
      <text:p text:style-name="P5"><text:span text:style-name="Source_20_Text">FromLineOverride=YES</text:span></text:p>
      <text:h text:style-name="Heading_20_3" text:outline-level="3"><text:span text:style-name="Strong_20_Emphasis">Explanation of ssmtp.conf</text:span></text:h>
      <text:list xml:id="list975226098" text:style-name="L4">
        <text:list-item>
          <text:p text:style-name="P17"><text:span text:style-name="Strong_20_Emphasis">mailhub</text:span>: The SMTP server and port for Yahoo Mail.</text:p>
        </text:list-item>
        <text:list-item>
          <text:p text:style-name="P17"><text:span text:style-name="Strong_20_Emphasis">AuthUser</text:span>: Your Yahoo email address.</text:p>
        </text:list-item>
        <text:list-item>
          <text:p text:style-name="P17"><text:span text:style-name="Strong_20_Emphasis">AuthPass</text:span>: Your Yahoo email password (make sure to use app-specific password if you have 2-Step Verification enabled).</text:p>
        </text:list-item>
        <text:list-item>
          <text:p text:style-name="P17"><text:span text:style-name="Strong_20_Emphasis">UseSTARTTLS</text:span>: Ensures the connection uses encryption.</text:p>
        </text:list-item>
        <text:list-item>
          <text:p text:style-name="P17"><text:span text:style-name="Strong_20_Emphasis">AuthMethod</text:span>: Specifies the login method for authentication.</text:p>
        </text:list-item>
        <text:list-item>
          <text:p text:style-name="P10"><text:soft-page-break/><text:span text:style-name="Strong_20_Emphasis">FromLineOverride</text:span>: Allows the <text:span text:style-name="Source_20_Text">From</text:span> field in emails to be overridden.</text:p>
        </text:list-item>
      </text:list>
      <text:p text:style-name="Text_20_body">This will ping the website and send an email if the site is down.</text:p>
      <text:h text:style-name="Heading_20_2" text:outline-level="2"><text:span text:style-name="Strong_20_Emphasis"><text:span text:style-name="T1">Common Issues</text:span></text:span></text:h>
      <text:list xml:id="list506876145" text:style-name="L5">
        <text:list-item>
          <text:p text:style-name="P18"><text:span text:style-name="Strong_20_Emphasis">550 Request Failed; Mailbox Unavailable</text:span>: This error could mean that the recipient's mailbox is not available. Ensure that the recipient's email address is correct.</text:p>
        </text:list-item>
        <text:list-item>
          <text:p text:style-name="P11"><text:span text:style-name="Strong_20_Emphasis">Authentication Errors</text:span>: If you're facing authentication issues, ensure that the email and password in the <text:span text:style-name="Source_20_Text">ssmtp.conf</text:span> file are correct. If using Yahoo or Gmail, ensure that you've allowed access for less secure apps or have generated an app-specific password.</text:p>
        </text:list-item>
      </text:list>
      <text:h text:style-name="Heading_20_2" text:outline-level="2"><text:span text:style-name="Strong_20_Emphasis"><text:span text:style-name="T1">Additional Features</text:span></text:span></text:h>
      <text:list xml:id="list1760777955" text:style-name="L6">
        <text:list-item>
          <text:p text:style-name="P19"><text:span text:style-name="Strong_20_Emphasis">Email Multiple Recipients</text:span>: You can add multiple recipients by separating email addresses with commas in the <text:span text:style-name="Source_20_Text">To</text:span> field.</text:p>
        </text:list-item>
        <text:list-item>
          <text:p text:style-name="P12"><text:span text:style-name="Strong_20_Emphasis">Error Logging</text:span>: Add logging to capture script execution details and email sending failures.</text:p>
        </text:list-item>
      </text:list>
      <text:h text:style-name="Heading_20_2" text:outline-level="2"><text:span text:style-name="Strong_20_Emphasis"><text:span text:style-name="T1">Further Improvements</text:span></text:span></text:h>
      <text:list xml:id="list3458979149" text:style-name="L7">
        <text:list-item>
          <text:p text:style-name="P20"><text:span text:style-name="Strong_20_Emphasis">Website Monitoring Interval</text:span>: Use a cron job to run this script at regular intervals (e.g., every 5 minutes).</text:p>
        </text:list-item>
        <text:list-item>
          <text:p text:style-name="P13"><text:span text:style-name="Strong_20_Emphasis">Handling Multiple Websites</text:span>: Modify the script to handle multiple URLs by reading them from a file.</text:p>
        </text:list-item>
      </text:list>
      <text:p text:style-name="Horizontal_20_Line"/>
      <text:h text:style-name="Heading_20_2" text:outline-level="2"><text:span text:style-name="Strong_20_Emphasis"><text:span text:style-name="T1">Conclusion</text:span></text:span></text:h>
      <text:p text:style-name="Text_20_body">This project demonstrates how to create a simple website monitoring tool with email alerts using shell scripting and <text:span text:style-name="Source_20_Text">ssmtp</text:span>. It's lightweight and can be easily expanded to handle more complex monitoring scenarios.</text:p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0T15:13:27.621903000</meta:creation-date>
    <dc:date>2024-10-10T15:49:27.753287540</dc:date>
    <meta:editing-duration>PT5M19S</meta:editing-duration>
    <meta:editing-cycles>1</meta:editing-cycles>
    <meta:document-statistic meta:table-count="0" meta:image-count="0" meta:object-count="0" meta:page-count="3" meta:paragraph-count="86" meta:word-count="646" meta:character-count="4160" meta:non-whitespace-character-count="3544"/>
    <meta:generator>LibreOffice/6.4.7.2$Linux_X86_64 LibreOffice_project/40$Build-2</meta:generator>
  </office:meta>
</office:document-meta>
</file>